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URW Gothic L" fo:font-size="15pt" officeooo:rsid="00074b7f" officeooo:paragraph-rsid="00080b30" style:font-size-asian="15pt" style:font-size-complex="15pt"/>
    </style:style>
    <style:style style:name="P3" style:family="paragraph" style:parent-style-name="Standard">
      <style:text-properties style:font-name="URW Gothic L"/>
    </style:style>
    <style:style style:name="P4" style:family="paragraph" style:parent-style-name="Standard">
      <style:paragraph-properties fo:text-align="end" style:justify-single-word="false"/>
      <style:text-properties style:font-name="URW Gothic L"/>
    </style:style>
    <style:style style:name="P5" style:family="paragraph" style:parent-style-name="Standard">
      <style:paragraph-properties fo:text-align="end" style:justify-single-word="false"/>
      <style:text-properties style:font-name="URW Gothic L" fo:font-size="22pt" fo:font-weight="bold" officeooo:rsid="0002510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URW Gothic L" fo:font-size="22pt" fo:font-weight="normal" officeooo:rsid="0002510d" officeooo:paragraph-rsid="0002510d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RW Gothic L" fo:font-size="22pt" fo:font-weight="normal" officeooo:rsid="0002510d" officeooo:paragraph-rsid="0002510d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URW Gothic L" fo:font-size="22pt" officeooo:paragraph-rsid="0002510d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style:font-name="URW Gothic L" fo:font-size="22pt" officeooo:paragraph-rsid="0002510d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style:font-name="URW Gothic L" fo:font-size="12pt" style:text-underline-style="solid" style:text-underline-width="auto" style:text-underline-color="font-color" officeooo:rsid="0002510d" officeooo:paragraph-rsid="0002510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RW Gothic L" fo:font-size="13pt" style:text-underline-style="none" officeooo:rsid="0002510d" officeooo:paragraph-rsid="0002510d" style:font-size-asian="11.3500003814697pt" style:font-size-complex="13pt"/>
    </style:style>
    <style:style style:name="P12" style:family="paragraph" style:parent-style-name="Standard">
      <style:paragraph-properties fo:text-align="end" style:justify-single-word="false"/>
      <style:text-properties style:font-name="URW Gothic L" fo:font-size="13pt" style:text-underline-style="none" officeooo:rsid="0002510d" officeooo:paragraph-rsid="0002510d" style:font-size-asian="11.3500003814697pt" style:font-size-complex="13pt"/>
    </style:style>
    <style:style style:name="P13" style:family="paragraph" style:parent-style-name="Standard">
      <style:paragraph-properties fo:text-align="end" style:justify-single-word="false"/>
      <style:text-properties style:font-name="URW Gothic L" fo:font-size="13pt" style:text-underline-style="none" officeooo:rsid="0005860a" officeooo:paragraph-rsid="0005860a" style:font-size-asian="11.3500003814697pt" style:font-size-complex="13pt"/>
    </style:style>
    <style:style style:name="P14" style:family="paragraph" style:parent-style-name="Standard">
      <style:paragraph-properties fo:text-align="end" style:justify-single-word="false"/>
      <style:text-properties style:font-name="URW Gothic L" fo:font-size="18pt" officeooo:paragraph-rsid="0002510d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URW Gothic L" fo:font-size="18pt" officeooo:paragraph-rsid="0002510d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URW Gothic L" fo:font-size="18pt" fo:font-weight="normal" officeooo:rsid="0002510d" officeooo:paragraph-rsid="0002510d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RW Gothic L" fo:font-size="18pt" fo:font-weight="normal" officeooo:rsid="000ae742" officeooo:paragraph-rsid="000ae742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URW Gothic L" fo:font-size="15pt" officeooo:paragraph-rsid="0002510d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URW Gothic L" fo:font-size="15pt" officeooo:rsid="00067c8e" officeooo:paragraph-rsid="00067c8e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URW Gothic L" fo:font-size="15pt" officeooo:rsid="00067c8e" officeooo:paragraph-rsid="0007f33b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URW Gothic L" fo:font-size="15pt" officeooo:rsid="00067c8e" officeooo:paragraph-rsid="00080b30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style:font-name="URW Gothic L" fo:font-size="15pt" fo:font-weight="bold" officeooo:rsid="00067c8e" officeooo:paragraph-rsid="00067c8e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RW Gothic L" fo:font-size="15pt" fo:font-weight="bold" officeooo:rsid="0008fc52" officeooo:paragraph-rsid="0008fc52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RW Gothic L" fo:font-size="15pt" fo:font-weight="bold" officeooo:rsid="00092dd3" officeooo:paragraph-rsid="00092dd3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RW Gothic L" fo:font-size="20pt" fo:font-weight="bold" officeooo:rsid="00067c8e" officeooo:paragraph-rsid="00067c8e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RW Gothic L" fo:font-size="20pt" fo:font-weight="bold" officeooo:rsid="0008fc52" officeooo:paragraph-rsid="0008fc52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RW Gothic L" fo:font-size="20pt" fo:font-weight="bold" officeooo:rsid="00092dd3" officeooo:paragraph-rsid="00092dd3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RW Gothic L" fo:font-size="20pt" fo:font-weight="bold" officeooo:rsid="00092dd3" officeooo:paragraph-rsid="00092dd3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RW Gothic L" fo:font-size="18pt" officeooo:rsid="00067c8e" officeooo:paragraph-rsid="00080b30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style:font-name="URW Gothic L" fo:font-size="18pt" fo:font-weight="normal" officeooo:rsid="000ae742" officeooo:paragraph-rsid="000ae742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RW Gothic L" fo:font-size="16pt" fo:font-weight="normal" officeooo:rsid="000cbef9" officeooo:paragraph-rsid="000cbef9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RW Gothic L" fo:font-size="16pt" fo:font-weight="normal" officeooo:rsid="000cbef9" officeooo:paragraph-rsid="0013a19e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RW Gothic L" fo:font-size="16pt" fo:font-weight="normal" officeooo:rsid="00124e7e" officeooo:paragraph-rsid="00124e7e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RW Gothic L" fo:font-size="16pt" fo:font-weight="normal" officeooo:rsid="00161c34" officeooo:paragraph-rsid="00161c34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RW Gothic L" fo:font-size="16pt" fo:font-weight="normal" officeooo:rsid="001b2bbb" officeooo:paragraph-rsid="001b2bbb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RW Gothic L" fo:font-size="13pt" fo:font-weight="normal" officeooo:rsid="00124fce" officeooo:paragraph-rsid="00124fce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RW Gothic L" fo:font-size="15pt" fo:font-weight="normal" officeooo:rsid="00124fce" officeooo:paragraph-rsid="00124fce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RW Gothic L" fo:font-size="15pt" fo:font-weight="normal" officeooo:rsid="000cbef9" officeooo:paragraph-rsid="0013a19e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RW Gothic L" fo:font-size="15pt" fo:font-weight="normal" officeooo:rsid="000cbef9" officeooo:paragraph-rsid="000cbef9" style:font-size-asian="15pt" style:font-weight-asian="normal" style:font-size-complex="15pt" style:font-weight-complex="normal"/>
    </style:style>
    <style:style style:name="T1" style:family="text">
      <style:text-properties officeooo:rsid="00067c8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d54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officeooo:rsid="00074b7f"/>
    </style:style>
    <style:style style:name="T6" style:family="text">
      <style:text-properties officeooo:rsid="000a2d54"/>
    </style:style>
    <style:style style:name="T7" style:family="text">
      <style:text-properties fo:font-size="15pt" style:font-size-asian="13.1000003814697pt" style:font-size-complex="15pt"/>
    </style:style>
    <style:style style:name="T8" style:family="text">
      <style:text-properties fo:font-size="15pt" officeooo:rsid="000cbef9" style:font-size-asian="13.1000003814697pt" style:font-size-complex="15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0ec5a1" style:font-size-asian="15pt" style:font-size-complex="15pt"/>
    </style:style>
    <style:style style:name="T11" style:family="text">
      <style:text-properties fo:font-size="15pt" officeooo:rsid="0010fdd8" style:font-size-asian="15pt" style:font-size-complex="15pt"/>
    </style:style>
    <style:style style:name="T12" style:family="text">
      <style:text-properties fo:font-size="15pt" officeooo:rsid="0013a19e" style:font-size-asian="15pt" style:font-size-complex="15pt"/>
    </style:style>
    <style:style style:name="T13" style:family="text">
      <style:text-properties fo:font-size="15pt" officeooo:rsid="0016a0bc" style:font-size-asian="15pt" style:font-size-complex="15pt"/>
    </style:style>
    <style:style style:name="T14" style:family="text">
      <style:text-properties fo:font-size="15pt" officeooo:rsid="0018856e" style:font-size-asian="15pt" style:font-size-complex="15pt"/>
    </style:style>
    <style:style style:name="T15" style:family="text">
      <style:text-properties fo:font-size="15pt" officeooo:rsid="001b5f38" style:font-size-asian="15pt" style:font-size-complex="15pt"/>
    </style:style>
    <style:style style:name="T16" style:family="text">
      <style:text-properties fo:font-size="15pt" officeooo:rsid="001c8b43" style:font-size-asian="15pt" style:font-size-complex="15pt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1b5f38" style:font-size-asian="15pt" style:font-weight-asian="bold" style:font-size-complex="15pt" style:font-weight-complex="bold"/>
    </style:style>
    <style:style style:name="T19" style:family="text">
      <style:text-properties officeooo:rsid="000e3f31"/>
    </style:style>
    <style:style style:name="T20" style:family="text">
      <style:text-properties officeooo:rsid="000ec5a1"/>
    </style:style>
    <style:style style:name="T21" style:family="text">
      <style:text-properties officeooo:rsid="0010fdd8"/>
    </style:style>
    <style:style style:name="T22" style:family="text">
      <style:text-properties officeooo:rsid="0013a1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ecuChecker</text:p>
      <text:p text:style-name="P6">Cahier des charges fonctionnel</text:p>
      <text:p text:style-name="P6">Projet personnel</text:p>
      <text:p text:style-name="P8"/>
      <text:p text:style-name="P8"/>
      <text:p text:style-name="P10"><text:tab/>version en date du 2016-03-16 <text:s text:c="82"/></text:p>
      <text:p text:style-name="P11">Simon GILBERT</text:p>
      <text:p text:style-name="P11"/>
      <text:p text:style-name="P12">Lycée André Malraux</text:p>
      <text:p text:style-name="P12">3 rue de Beau Soleil</text:p>
      <text:p text:style-name="P13">72700 Allonnes</text:p>
      <text:p text:style-name="P8"/>
      <text:p text:style-name="P9"/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8"/>
      <text:p text:style-name="P22">Première partie</text:p>
      <text:p text:style-name="P19"/>
      <text:p text:style-name="P25">Contexte</text:p>
      <text:p text:style-name="P19"/>
      <text:p text:style-name="P20"><text:tab/><text:span text:style-name="T4">L'entreprise Security Electronics </text:span><text:span text:style-name="T5">travaille dans le secteur de l'informatique, plus particulièrement sur la sécurité. La société souhaite sensibiliser un maximum de personne sur l'importance de la sécurité informatique.</text:span></text:p>
      <text:p text:style-name="P2"><text:tab/>Pour cela elle souhaite qu'un programmeur au sein de l'équipe développe une application Android sous forme de jeu pour éviter que les utilisateurs ne trouvent pas d’intérêt dans ce projet. </text:p>
      <text:p text:style-name="P2"><text:tab/>Security Electronics veut que ce soit sous forme de quiz pour permettre aux personnes d'apprendre plus facilement les règles de bases en terme de sécurité.</text:p>
      <text:p text:style-name="P21"/>
      <text:p text:style-name="P23">Deuxième partie</text:p>
      <text:p text:style-name="P23"/>
      <text:p text:style-name="P26">Projet</text:p>
      <text:p text:style-name="P27"/>
      <text:p text:style-name="P24"><text:tab/><text:span text:style-name="T2">L'objectif global est de fournir à l'entreprise une application Android sous forme de quiz sur la sécurité informatique. </text:span><text:span text:style-name="T3">L'avantage de ce projet est qu'il soit accessible à n'importe qui.</text:span></text:p>
      <text:p text:style-name="P24"/>
      <text:p text:style-name="P17"><text:span text:style-name="T6">1<text:tab/></text:span>Listes exhaustives des éléments et contraintes</text:p>
      <text:p text:style-name="P17"/>
      <text:p text:style-name="P17"><text:tab/><text:span text:style-name="T7">L'environnement de fonctionnement est un système d'exploitation mobile Android avec interface graphique. Nous</text:span><text:span text:style-name="T8"> disposons d'une base de données </text:span></text:p>
      <text:p text:style-name="P27"/>
      <text:p text:style-name="P27"/>
      <text:p text:style-name="P27"><text:soft-page-break/></text:p>
      <text:p text:style-name="P17">2<text:tab/>Expression fonctionnelle du besoin</text:p>
      <text:p text:style-name="P27"/>
      <text:p text:style-name="P31">2.1<text:tab/><text:span text:style-name="T19">Fonctions de services principales</text:span></text:p>
      <text:p text:style-name="P31"/>
      <text:p text:style-name="P31"><text:tab/><text:span text:style-name="T10">Fournir un jeu sous forme de quizz permettant <text:s/>de donner des scores en fonction des réponses données par l'utilisateur. </text:span><text:span text:style-name="T11">L'utilisateur choisira son module (Or, Argent, Bronze) en fonction de son niveau de base.</text:span></text:p>
      <text:p text:style-name="P31"/>
      <text:p text:style-name="P33"><text:span text:style-name="T21">2.</text:span>2<text:tab/>Contraintes</text:p>
      <text:p text:style-name="P33"/>
      <text:p text:style-name="P37">2.2.1<text:tab/>Utilisation</text:p>
      <text:p text:style-name="P36"/>
      <text:p text:style-name="P32"><text:tab/><text:span text:style-name="T12">Le programme doit être Libre et adopter la licence GNU GPL v3, au sens où il doit offrir les libertés suivantes :</text:span></text:p>
      <text:p text:style-name="P38"><text:tab/>- <text:span text:style-name="T22">copie</text:span></text:p>
      <text:p text:style-name="P38"><text:tab/>- <text:span text:style-name="T22">analyse</text:span></text:p>
      <text:p text:style-name="P38"><text:tab/>- <text:span text:style-name="T22">modification</text:span></text:p>
      <text:p text:style-name="P39"><text:span text:style-name="T20"><text:tab/>- rediffusion des modifications</text:span></text:p>
      <text:p text:style-name="P31"/>
      <text:p text:style-name="P34"><text:span text:style-name="T12">2.</text:span><text:span text:style-name="T9">2.2<text:tab/> <text:s/>Interaction Homme-Machine (IHM)</text:span></text:p>
      <text:p text:style-name="P34"/>
      <text:p text:style-name="P34"><text:span text:style-name="T9"><text:tab/></text:span><text:span text:style-name="T13">L'interface du programme est totalement graphique. Le choix de module, ou des réponses se fait intégralement par le clique </text:span><text:span text:style-name="T14">sur un</text:span><text:span text:style-name="T13"> élément d'une liste.</text:span></text:p>
      <text:p text:style-name="P34"/>
      <text:p text:style-name="P35"><text:span text:style-name="T13">2.</text:span><text:span text:style-name="T9">2.3 <text:s text:c="2"/>Technologies/Méthodes</text:span></text:p>
      <text:p text:style-name="P35"/>
      <text:p text:style-name="P35"><text:span text:style-name="T9"><text:tab/>L'application doit utiliser les technologies citées ci-dessous :</text:span></text:p>
      <text:p text:style-name="P35"/>
      <text:p text:style-name="P35"><text:span text:style-name="T9"><text:tab/></text:span><text:span text:style-name="T17">Langage</text:span><text:span text:style-name="T9"> : Java, XML</text:span></text:p>
      <text:p text:style-name="P35"><text:span text:style-name="T9"><text:tab/></text:span></text:p>
      <text:p text:style-name="P35"><text:span text:style-name="T9"><text:tab/></text:span><text:span text:style-name="T17">Langage de l'IHM</text:span><text:span text:style-name="T9"> : Français</text:span></text:p>
      <text:p text:style-name="P35"/>
      <text:p text:style-name="P35"><text:span text:style-name="T9"><text:tab/></text:span></text:p>
      <text:p text:style-name="P35"><text:soft-page-break/><text:span text:style-name="T17"><text:tab/>Méthode de conception</text:span><text:span text:style-name="T9"> : Programmation orientée objet</text:span></text:p>
      <text:p text:style-name="P35"/>
      <text:p text:style-name="P35"><text:span text:style-name="T9"><text:tab/></text:span><text:span text:style-name="T18">Langage de requêtage</text:span><text:span text:style-name="T15"> : SQL avec spécificités du SGBD</text:span></text:p>
      <text:p text:style-name="P35"/>
      <text:p text:style-name="P35"><text:span text:style-name="T15"><text:tab/></text:span><text:span text:style-name="T18">SGBD / Stockage des données</text:span><text:span text:style-name="T15"> : PostgreSQ</text:span><text:span text:style-name="T16">L</text:span></text:p>
      <text:p text:style-name="P24"><text:tab/></text:p>
      <text:p text:style-name="P29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67c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<text:span text:style-name="MT1">sur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6:18:04.556677819</meta:creation-date>
    <dc:date>2016-03-22T15:58:44.628125926</dc:date>
    <meta:editing-duration>PT1H36M56S</meta:editing-duration>
    <meta:editing-cycles>23</meta:editing-cycles>
    <meta:generator>LibreOffice/4.3.3.2$Linux_X86_64 LibreOffice_project/430m0$Build-2</meta:generator>
    <meta:document-statistic meta:table-count="0" meta:image-count="0" meta:object-count="0" meta:page-count="4" meta:paragraph-count="41" meta:word-count="320" meta:character-count="2213" meta:non-whitespace-character-count="1819"/>
  </office:meta>
</office:document-meta>
</file>